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4"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7.0602in" style:type="right" style:leader-style="dotted" style:leader-text="."/>
        </style:tab-stops>
      </style:paragraph-properties>
    </style:style>
    <style:style style:name="P13" style:family="paragraph" style:parent-style-name="Contents_20_2">
      <style:paragraph-properties>
        <style:tab-stops>
          <style:tab-stop style:position="6.8839in"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ext_20_body" style:list-style-name="L1"/>
    <style:style style:name="P17" style:family="paragraph" style:parent-style-name="Text_20_body">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14,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The MIT License (MIT).<text:tab/>3</text:p>
          <text:p text:style-name="P12">Introduction<text:tab/>4</text:p>
          <text:p text:style-name="P13">About the name fOOrth<text:tab/>4</text:p>
          <text:p text:style-name="P13">How fOOrth came to be<text:tab/>4</text:p>
          <text:p text:style-name="P13">Goals and Principles<text:tab/>5</text:p>
          <text:p text:style-name="P13">Report Card<text:tab/>6</text:p>
          <text:p text:style-name="P12">Installation<text:tab/>7</text:p>
          <text:p text:style-name="P13">Ruby<text:tab/>7</text:p>
          <text:p text:style-name="P13">fOOrth<text:tab/>7</text:p>
          <text:p text:style-name="P13">Running fOOrth<text:tab/>8</text:p>
          <text:p text:style-name="P13">Source Archive<text:tab/>8</text:p>
          <text:p text:style-name="P12">First Steps<text:tab/>9</text:p>
          <text:p text:style-name="P12">Glossary<text:tab/>11</text:p>
          <text:p text:style-name="P12">Edit History:<text:tab/>12</text:p>
        </text:index-body>
      </text:table-of-content>
      <text:p text:style-name="Text_20_body"/>
      <text:h text:style-name="P10"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6"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7"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2"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388124120418614257" text:style-name="L1">
        <text:list-item>
          <text:p text:style-name="P16">A Simple, Easy-to-Understand syntax that is none the less, Expressive and Compact:</text:p>
        </text:list-item>
      </text:list>
      <text:list xml:id="list7335909251415166851" text:style-name="L6">
        <text:list-item>
          <text:list>
            <text:list-item>
              <text:p text:style-name="P25">Source code in fOOrth is free-form with no line oriented limitations or rules.</text:p>
            </text:list-item>
            <text:list-item>
              <text:p text:style-name="P25">Support is given to the easy representation of common literal data such as strings, integers, floating point numbers, rational numbers, and complex numbers.</text:p>
            </text:list-item>
          </text:list>
        </text:list-item>
      </text:list>
      <text:list xml:id="list31516773" text:continue-list="list3388124120418614257" text:style-name="L1">
        <text:list-item>
          <text:p text:style-name="P16">Safe Data and Data Structures:</text:p>
        </text:list-item>
      </text:list>
      <text:list xml:id="list868906097229184029" text:style-name="L2">
        <text:list-item>
          <text:list>
            <text:list-item>
              <text:p text:style-name="P18">Simple, reliable arithmetic. In fOOrth, integer operations never overflow. Rational values can be represented exactly, complex numbers are supported, and conversions between numeric types are simple.</text:p>
            </text:list-item>
            <text:list-item>
              <text:p text:style-name="P18">Strings grow as needed without the need to allocate space or worry about overflow.</text:p>
            </text:list-item>
            <text:list-item>
              <text:p text:style-name="P18">Data containers such as arrays and hashes grow as needed. Out of range subscripts cannot access undefined memory regions. </text:p>
            </text:list-item>
          </text:list>
        </text:list-item>
      </text:list>
      <text:list xml:id="list31510528" text:continue-list="list31516773" text:style-name="L1">
        <text:list-item>
          <text:p text:style-name="P16">Message Passing:</text:p>
        </text:list-item>
      </text:list>
      <text:list xml:id="list149650692483831566" text:style-name="L5">
        <text:list-item>
          <text:list>
            <text:list-item>
              <text:p text:style-name="P24">In fOOrth all actions take the form of messages sent to a receiver.</text:p>
            </text:list-item>
            <text:list-item>
              <text:p text:style-name="P24">The routing of messages is specified by the exact type of the message.</text:p>
            </text:list-item>
            <text:list-item>
              <text:p text:style-name="P24">Message receivers include data items on the stack as well as the virtual machine object associated with the current thread of execution.</text:p>
            </text:list-item>
            <text:list-item>
              <text:p text:style-name="P24"><text:soft-page-break/>Messages for which no routing specification can be found, generate an error at compile time.</text:p>
            </text:list-item>
          </text:list>
        </text:list-item>
      </text:list>
      <text:list xml:id="list31515018" text:continue-list="list31510528" text:style-name="L1">
        <text:list-item>
          <text:p text:style-name="P16">Object Oriented Design:</text:p>
        </text:list-item>
      </text:list>
      <text:list xml:id="list7258515745110659889" text:style-name="L3">
        <text:list-item>
          <text:list>
            <text:list-item>
              <text:p text:style-name="P19">Support class based inheritance, with a non-cyclic (single inheritance) tree derived from a common base Object class.</text:p>
            </text:list-item>
            <text:list-item>
              <text:p text:style-name="P22">Support late binding and polymorphism through message interface compatibility or “duck” typing.</text:p>
            </text:list-item>
          </text:list>
        </text:list-item>
      </text:list>
      <text:list xml:id="list31495369" text:continue-list="list31515018" text:style-name="L1">
        <text:list-item>
          <text:p text:style-name="P16">Meta programming: </text:p>
        </text:list-item>
      </text:list>
      <text:list xml:id="list8165748978546810579" text:style-name="L9">
        <text:list-item>
          <text:list>
            <text:list-item>
              <text:p text:style-name="P27">Support extensible language constructs by making the compiler an accessible part of the system.</text:p>
            </text:list-item>
          </text:list>
        </text:list-item>
      </text:list>
      <text:list xml:id="list31506597" text:continue-list="list31495369" text:style-name="L1">
        <text:list-item>
          <text:p text:style-name="P16">Reliability:</text:p>
        </text:list-item>
      </text:list>
      <text:list xml:id="list6234459383769678570" text:style-name="L7">
        <text:list-item>
          <text:list>
            <text:list-item>
              <text:p text:style-name="P26">Errors should be detected as soon as possible. </text:p>
            </text:list-item>
            <text:list-item>
              <text:p text:style-name="P26">Language constructs should not be designed in a way that causes simple coding errors to spin off into infinite loops. </text:p>
            </text:list-item>
          </text:list>
        </text:list-item>
      </text:list>
      <text:list xml:id="list31503546" text:continue-list="list31506597" text:style-name="L1">
        <text:list-item>
          <text:p text:style-name="P20">Building on the host language:</text:p>
        </text:list-item>
      </text:list>
      <text:list xml:id="list4051332737553610677" text:style-name="L8">
        <text:list-item>
          <text:list>
            <text:list-item>
              <text:p text:style-name="P21">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407117595994161586" text:style-name="L4">
        <text:list-item>
          <text:p text:style-name="P23">ruby 1.9.3p484 (2013-11-22) [i386-mingw32]</text:p>
        </text:list-item>
        <text:list-item>
          <text:p text:style-name="P23">ruby 2.1.5p273 (2014-11-13 revision 48405) [i386-mingw32]</text:p>
        </text:list-item>
        <text:list-item>
          <text:p text:style-name="P23">Rubinius – to be tested!</text:p>
        </text:list-item>
        <text:list-item>
          <text:p text:style-name="P2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0" text:note-class="footnote"><text:note-citation>5</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3" text:note-class="footnote"><text:note-citation>6</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4" text:note-class="footnote"><text:note-citation>7</text:note-citation><text:note-body><text:p text:style-name="Footnote">The reason it is called Reverse Polish Notation (RPN) is that it is the reverse of the prefix notation created by Polish logici<text:span text:style-name="T5">an </text:span><text:span text:style-name="T4">Jan Łukasiewicz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 The trailing '.' is the default print operator. It is the reason the 9 appears as output.</text:p>
      <text:p text:style-name="P3">Now infix algebra requires all sorts of complex operator precedence rules as well as parenthesis to override those precedence rules. Postfix notation needs no such complexity. Postfix notation is well supported by a simple stack<text:note text:id="ftn5" text:note-class="footnote"><text:note-citation>8</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office:value-type="string">
            <text:p text:style-name="P7">Token</text:p>
          </table:table-cell>
          <table:table-cell table:style-name="Table3.A1" office:value-type="string">
            <text:p text:style-name="P7">FORTH</text:p>
          </table:table-cell>
          <table:table-cell table:style-name="Table3.C1" office:value-type="string">
            <text:p text:style-name="P7">fOOrth</text:p>
          </table:table-cell>
        </table:table-row>
        <table:table-row>
          <table:table-cell table:style-name="Table3.A2" office:value-type="string">
            <text:p text:style-name="P15">4</text:p>
          </table:table-cell>
          <table:table-cell table:style-name="Table3.A2" office:value-type="string">
            <text:p text:style-name="P7">Push integer 4</text:p>
          </table:table-cell>
          <table:table-cell table:style-name="Table3.C2" office:value-type="string">
            <text:p text:style-name="P7">Push integer 4</text:p>
          </table:table-cell>
        </table:table-row>
        <table:table-row>
          <table:table-cell table:style-name="Table3.A2" office:value-type="string">
            <text:p text:style-name="P15">5</text:p>
          </table:table-cell>
          <table:table-cell table:style-name="Table3.A2" office:value-type="string">
            <text:p text:style-name="P7">Push integer 5</text:p>
          </table:table-cell>
          <table:table-cell table:style-name="Table3.C2" office:value-type="string">
            <text:p text:style-name="P7">Push integer 5</text:p>
          </table:table-cell>
        </table:table-row>
        <table:table-row>
          <table:table-cell table:style-name="Table3.A4" office:value-type="string">
            <text:p text:style-name="P15">+</text:p>
          </table:table-cell>
          <table:table-cell table:style-name="Table3.A2" office:value-type="string">
            <text:p text:style-name="P7">T<text:span text:style-name="T6">1</text:span> = Pop integer</text:p>
            <text:p text:style-name="P7">T<text:span text:style-name="T6">2</text:span> = Pop integer</text:p>
            <text:p text:style-name="P7">T<text:span text:style-name="T6">3 </text:span>= Add integers T<text:span text:style-name="T6">2 </text:span>,T<text:span text:style-name="T6">1</text:span></text:p>
            <text:p text:style-name="P7">Push integer T<text:span text:style-name="T6">3</text:span></text:p>
          </table:table-cell>
          <table:table-cell table:style-name="Table3.C2" office:value-type="string">
            <text:p text:style-name="P7">T<text:span text:style-name="T6">1</text:span> = Pop object</text:p>
            <text:p text:style-name="P7">T<text:span text:style-name="T6">2</text:span> = Pop object</text:p>
            <text:p text:style-name="P7">T<text:span text:style-name="T6">3</text:span> = T<text:span text:style-name="T6">2</text:span>.Add(T<text:span text:style-name="T6">1</text:span>)</text:p>
            <text:p text:style-name="P7">Push object T<text:span text:style-name="T6">3</text:span></text:p>
          </table:table-cell>
        </table:table-row>
        <table:table-row>
          <table:table-cell table:style-name="Table3.A4" office:value-type="string">
            <text:p text:style-name="P15">.</text:p>
          </table:table-cell>
          <table:table-cell table:style-name="Table3.A2" office:value-type="string">
            <text:p text:style-name="P7">T<text:span text:style-name="T6">1</text:span> = Pop</text:p>
            <text:p text:style-name="P7">Print integer T<text:span text:style-name="T6">1</text:span></text:p>
          </table:table-cell>
          <table:table-cell table:style-name="Table3.C2" office:value-type="string">
            <text:p text:style-name="P7">T<text:span text:style-name="T6">1</text:span> = Pop</text:p>
            <text:p text:style-name="P7">T<text:span text:style-name="T6">1</text:span>.Print 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is sent to the FORTH “+” word, it blindly proceeds without regard for the incorrect results be generated. FORTH has little to no error checking and usually concludes by hanging or crashing. In fOOrth, each message that is sent, must be understood by its receiver. Errors are reported as soon as they occur. </text:p>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10"/>Proc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6H19M29S</meta:editing-duration>
    <meta:editing-cycles>297</meta:editing-cycles>
    <meta:generator>OpenOffice/4.1.1$Win32 OpenOffice.org_project/411m6$Build-9775</meta:generator>
    <dc:date>2014-12-17T11:35:01.63</dc:date>
    <dc:creator>Peter Camilleri</dc:creator>
    <meta:document-statistic meta:table-count="3" meta:image-count="0" meta:object-count="0" meta:page-count="12" meta:paragraph-count="203" meta:word-count="2481" meta:character-count="16805"/>
    <meta:template xlink:type="simple" xlink:actuate="onRequest" xlink:title="MyDefault" xlink:href="../../../../OpenOffice.org/3/user/template/MyDefault.ott" meta:date="2014-06-26T22:09:00.24"/>
  </office:meta>
</office:document-meta>
</file>